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color="#CE181E"/>
    </style:style>
    <style:style style:name="T3" style:parent-style-name="Fonteparág.padrão" style:family="text">
      <style:text-properties fo:color="#CE181E"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T5" style:parent-style-name="Fonteparág.padrão" style:family="text">
      <style:text-properties fo:font-size="28pt" style:font-size-asian="28pt" style:font-size-complex="28pt"/>
    </style:style>
    <style:style style:name="P6" style:parent-style-name="Standard" style:family="paragraph">
      <style:text-properties fo:font-size="28pt" style:font-size-asian="28pt" style:font-size-complex="28pt"/>
    </style:style>
    <style:style style:name="P7" style:parent-style-name="Standard" style:family="paragraph">
      <style:text-properties fo:color="#CE181E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fo:color="#CE181E"/>
    </style:style>
    <style:style style:name="T10" style:parent-style-name="Fonteparág.padrão" style:family="text">
      <style:text-properties fo:color="#CE181E"/>
    </style:style>
    <style:style style:name="T11" style:parent-style-name="Fonteparág.padrão" style:family="text">
      <style:text-properties fo:color="#CE181E"/>
    </style:style>
    <style:style style:name="T12" style:parent-style-name="Fonteparág.padrão" style:family="text">
      <style:text-properties fo:color="#CE181E"/>
    </style:style>
    <style:style style:name="T13" style:parent-style-name="Fonteparág.padrão" style:family="text">
      <style:text-properties fo:color="#CE181E"/>
    </style:style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T17" style:parent-style-name="Fonteparág.padrão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5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0" style:parent-style-name="Standard" style:family="paragraph">
      <style:text-properties fo:color="#CE181E" fo:font-size="20pt" style:font-size-asian="20pt" style:font-size-complex="20pt"/>
    </style:style>
    <style:style style:name="P41" style:parent-style-name="Standard" style:family="paragraph">
      <style:text-properties fo:color="#CE181E" fo:font-size="20pt" style:font-size-asian="20pt" style:font-size-complex="20pt"/>
    </style:style>
    <style:style style:name="P42" style:parent-style-name="Standard" style:family="paragraph">
      <style:text-properties fo:color="#CE181E" fo:font-size="20pt" style:font-size-asian="20pt" style:font-size-complex="20pt"/>
    </style:style>
    <style:style style:name="P43" style:parent-style-name="Standard" style:list-style-name="LFO5" style:family="paragraph"/>
    <style:style style:name="P44" style:parent-style-name="Standard" style:list-style-name="LFO5" style:family="paragraph"/>
    <style:style style:name="P45" style:parent-style-name="Standard" style:list-style-name="LFO5" style:family="paragraph"/>
    <style:style style:name="P46" style:parent-style-name="Standard" style:list-style-name="LFO5" style:family="paragraph"/>
    <style:style style:name="P47" style:parent-style-name="Standard" style:list-style-name="LFO5" style:family="paragraph"/>
    <style:style style:name="P48" style:parent-style-name="Standard" style:list-style-name="LFO5" style:family="paragraph"/>
    <style:style style:name="P49" style:parent-style-name="Standard" style:list-style-name="LFO5" style:family="paragraph"/>
    <style:style style:name="P50" style:parent-style-name="Standard" style:list-style-name="LFO5" style:family="paragraph"/>
    <style:style style:name="P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52" style:parent-style-name="Standard" style:family="paragraph">
      <style:text-properties fo:color="#CE181E" fo:font-size="18pt" style:font-size-asian="18pt" style:font-size-complex="18pt"/>
    </style:style>
    <style:style style:name="T53" style:parent-style-name="Fonteparág.padrão" style:family="text">
      <style:text-properties fo:color="#CE181E"/>
    </style:style>
    <style:style style:name="T54" style:parent-style-name="Fonteparág.padrão" style:family="text">
      <style:text-properties fo:color="#CE181E"/>
    </style:style>
    <style:style style:name="P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list-style-name="LFO6" style:family="paragraph"/>
    <style:style style:name="P58" style:parent-style-name="Standard" style:list-style-name="LFO6" style:family="paragraph"/>
    <style:style style:name="P59" style:parent-style-name="Standard" style:list-style-name="LFO6" style:family="paragraph"/>
    <style:style style:name="P60" style:parent-style-name="Standard" style:list-style-name="LFO6" style:family="paragraph"/>
    <style:style style:name="P61" style:parent-style-name="Standard" style:list-style-name="LFO6" style:family="paragraph"/>
  </office:automatic-styles>
  <office:body>
    <office:text text:use-soft-page-breaks="true">
      <text:p text:style-name="P1"><text:tab/><text:tab/><text:tab/><text:span text:style-name="T2"><text:tab/></text:span><text:span text:style-name="T3">Life Iniciative</text:span></text:p>
      <text:p text:style-name="P4"/>
      <text:p text:style-name="Standard">Um guia de aprendizado e desenvolvimento, aqui se encontram os passos e ideias para o desenvolvimento do jogo em suas diversas fases e aspectos<text:s/><text:span text:style-name="T5"><text:tab/></text:span></text:p>
      <text:p text:style-name="P6"/>
      <text:p text:style-name="P7">O início da vida - criança:</text:p>
      <text:p text:style-name="P8"/>
      <text:p text:style-name="Standard">O<text:s/><text:span text:style-name="T9">Jogador inicialmente começará como uma criança</text:span>, diversos aspectos do jogo serão limitados já que em nossa fase infantil de vida não possuímos acesso à maioria das coisas do mundo.</text:p>
      <text:p text:style-name="Standard"/>
      <text:p text:style-name="Standard">Por tratar-se de um jogo no estilo<text:s/><text:span text:style-name="T10">SandBox</text:span>, ou seja, um jogo sem um futuro pré-definido, já que o jogador através de suas<text:s/><text:span text:style-name="T11">escolhas</text:span><text:s/>irá decidi-lo, não<text:s/>haverá especificações de aspectos como história e decisões importantes, apenas de aspectos<text:s/><text:span text:style-name="T12">técnicos</text:span><text:s/>e<text:s/><text:span text:style-name="T13">genéricos</text:span><text:s/>do jogo</text:p>
      <text:p text:style-name="Standard"/>
      <text:p text:style-name="Standard"/>
      <text:list text:style-name="LFO1" text:continue-numbering="true">
        <text:list-item>
          <text:p text:style-name="P14">Iniciamos um jogo com uma breve explicação feita por nós(os desenvolvedores) de como ele funciona</text:p>
        </text:list-item>
        <text:list-item>
          <text:p text:style-name="P15">Jogador nasce e define um nome para<text:s/>seu personagem com o qual seguirá a jornada</text:p>
        </text:list-item>
        <text:list-item>
          <text:p text:style-name="P16">A partir desse ponto, o jogador será liberado para o seu mundo no qual crescerá e terá de viver sua vida da melhor maneira possível</text:p>
        </text:list-item>
      </text:list>
      <text:p text:style-name="Standard"/>
      <text:p text:style-name="Standard"/>
      <text:p text:style-name="Standard"><text:tab/>PASSOS EM QUESTÃO:</text:p>
      <text:p text:style-name="Standard"/>
      <text:p text:style-name="Standard"/>
      <text:p text:style-name="Standard"><text:tab/>Estamos em dúvida sobre o que será pré-definido sobre<text:s/>a vida da família do jogador:</text:p>
      <text:p text:style-name="Standard"/>
      <text:p text:style-name="Standard"><text:tab/><text:tab/>1. Os pais terão alguma influência? Como por exemplo o padrão de vida da<text:s/><text:tab/><text:tab/><text:tab/><text:s text:c="4"/>família que pode alterar o acesso à educação do jogador.</text:p>
      <text:p text:style-name="Standard"><text:tab/><text:tab/>2.<text:span text:style-name="T17">Haverá diferentes países para a escolha ou um lugar fictício será criado?</text:span></text:p>
      <text:p text:style-name="Standard"><text:tab/><text:tab/><text:tab/>OPÇÃO ELIMINADA DO PROJETO<text:bookmark-start text:name="_GoBack"/><text:bookmark-end text:name="_GoBack"/></text:p>
      <text:p text:style-name="Standard"><text:tab/><text:tab/></text:p>
      <text:p text:style-name="Standard"><text:tab/></text:p>
      <text:p text:style-name="Standard"><text:tab/>Como o tempo passará:</text:p>
      <text:list text:style-name="LFO2" text:continue-numbering="true">
        <text:list-item>
          <text:p text:style-name="P18">Automaticamente</text:p>
        </text:list-item>
        <text:list-item>
          <text:p text:style-name="P19">O jogador poderá pausar o jogo caso queira pensar em decisões a se tomar.</text:p>
        </text:list-item>
        <text:list-item>
          <text:p text:style-name="P20">O tempo ajudará a definir situações da vida do jogador. Por exemplo: se ele tiver 5 anos não faria o menor sentido o evento de “entrevista de emprego” ocorrer. Para evitar esses acontecimentos e tornar mais fiel à realidade, manteremos a idade do jogador<text:s/>como parâmetro.</text:p>
        </text:list-item>
      </text:list>
      <text:p text:style-name="Standard"/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><text:tab/><text:tab/>O Início:</text:p>
      <text:p text:style-name="Standard"><text:s text:c="11"/></text:p>
      <text:list text:style-name="LFO3" text:continue-numbering="true">
        <text:list-item>
          <text:p text:style-name="P21">O jogador por padrão nascerá em uma família com boas condições de vida(cogitamos o desenvolvimento de um modo de jogo mais difícil)</text:p>
        </text:list-item>
        <text:list-item>
          <text:p text:style-name="P22">Irá a escola onde decidirá se irá se dedicar ou não aos estudos.</text:p>
        </text:list-item>
        <text:list-item>
          <text:p text:style-name="P23">Durante sua<text:s/>vida ocorrerão eventos aleatórios que tornarão o jogo mais dinâmico e menos repetitivo.</text:p>
        </text:list-item>
      </text:list>
      <text:p text:style-name="Standard"><text:tab/><text:tab/><text:tab/><text:tab/></text:p>
      <text:p text:style-name="Standard"/>
      <text:p text:style-name="Standard"/>
      <text:p text:style-name="P24"/>
      <text:p text:style-name="Standard"/>
      <text:p text:style-name="Standard"/>
      <text:p text:style-name="P25">ADOLESCÊNCIA</text:p>
      <text:p text:style-name="P26"/>
      <text:p text:style-name="P27"/>
      <text:p text:style-name="Standard">Esta parte do jogo não chega a ser tão diferente da infância, mas é nela que as coisas começam a mudar.</text:p>
      <text:p text:style-name="Standard">Possibilidades</text:p>
      <text:p text:style-name="Standard"/>
      <text:p text:style-name="Standard"/>
      <text:list text:style-name="LFO4" text:continue-numbering="true">
        <text:list-item>
          <text:p text:style-name="P28">Decisão de<text:s/>sexualidade</text:p>
        </text:list-item>
        <text:list-item>
          <text:p text:style-name="P29">Ir para o ensino médio</text:p>
        </text:list-item>
        <text:list-item>
          <text:p text:style-name="P30">Arranjar uma namorada</text:p>
        </text:list-item>
        <text:list-item>
          <text:p text:style-name="P31">Festas</text:p>
        </text:list-item>
        <text:list-item>
          <text:p text:style-name="P32">Beber. <text:s/>****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Standard">****Isto pode acarretar em outras funcionalidades e eventos, como por exemplo, o personagem ter problemas por beber muito e eventualmente se tornar um alcoólatra. Isto acarretaria no fim do jogo</text:p>
      <text:p text:style-name="P39"/>
      <text:p text:style-name="Standard"/>
      <text:p text:style-name="P40"/>
      <text:p text:style-name="P41">FASE ADULTA</text:p>
      <text:p text:style-name="P42"/>
      <text:p text:style-name="Standard">Aqui as coisas começam a ficar bem mais interessantes pois o jogo chega em seu ápice, a fase adulta.</text:p>
      <text:p text:style-name="Standard"/>
      <text:p text:style-name="Standard"/>
      <text:list text:style-name="LFO5" text:continue-numbering="true">
        <text:list-item>
          <text:p text:style-name="P43">Começa logo após a pessoa sair do ensino médio</text:p>
        </text:list-item>
        <text:list-item>
          <text:p text:style-name="P44">Começa com a decisão de faculdade, você poderá decidir alguma<text:s/>carreira a se seguir</text:p>
        </text:list-item>
        <text:list-item>
          <text:p text:style-name="P45">Também há a possibilidade de trabalhar, garantindo uma renda para o personagem.</text:p>
        </text:list-item>
        <text:list-item>
          <text:p text:style-name="P46">Você poderá se casar e ter filhos</text:p>
        </text:list-item>
        <text:list-item>
          <text:p text:style-name="P47">Haverá diversos eventos aleatórios, como ir para festa “mais pesadas”, seu carro quebrar, seu personagem ser assaltado, etc **</text:p>
        </text:list-item>
        <text:list-item>
          <text:p text:style-name="P48">Você poderá comprar casas ou apartamentos</text:p>
        </text:list-item>
        <text:list-item>
          <text:p text:style-name="P49">Viajar</text:p>
        </text:list-item>
        <text:list-item>
          <text:p text:style-name="P50">Focar em sua carreira garantirá promoções, criar problemas, como alcoolismo ou brigas no trabalho poderá acarretar em uma demissão, faça boas escolhas!</text:p>
        </text:list-item>
      </text:list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** Sobre estes eventos aleatórios, temos um capítulo específico mais a frente para explicá-los, caso queira saber mais sobre e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/>
      <text:p text:style-name="Standard"/>
      <text:p text:style-name="P52">EVENTOS ALEATÓRIOS</text:p>
      <text:p text:style-name="Standard"/>
      <text:p text:style-name="Standard"/>
      <text:p text:style-name="Standard">Tornam o jogo mais<text:s/><text:span text:style-name="T53">dinâmico</text:span>, são eventos que de acordo com a decisão do jogador podem ter influência positiva ou negativa.</text:p>
      <text:p text:style-name="Standard"/>
      <text:p text:style-name="Standard">Exemplo:</text:p>
      <text:p text:style-name="Standard"/>
      <text:p text:style-name="Standard"><text:tab/>Você pode ser assaltado, nisso você terá de escolher se reagirá ou não. Caso reaja, haverá a chance de o seu personagem ser morto pelo assaltante ou sobreviver e fugir do assalto. Como pode ser visto, algumas consequências acarretam no<text:s/><text:span text:style-name="T54">fim de jogo</text:span>, nesse caso a morte!</text:p>
      <text:p text:style-name="Standard"/>
      <text:p text:style-name="Standard"/>
      <text:p text:style-name="P55">EVENTOS ALEATÓRIOS DA INFÂNCIA:</text:p>
      <text:p text:style-name="P56"/>
      <text:list text:style-name="LFO6" text:continue-numbering="true">
        <text:list-item>
          <text:p text:style-name="P57">Se machucar como quebrar o braço</text:p>
        </text:list-item>
        <text:list-item>
          <text:p text:style-name="P58">Brigar com os colegas</text:p>
        </text:list-item>
        <text:list-item>
          <text:p text:style-name="P59">Estudar</text:p>
        </text:list-item>
        <text:list-item>
          <text:p text:style-name="P60">Aceitar coisas de estranhos(talvez não esteja na versão final)</text:p>
        </text:list-item>
        <text:list-item>
          <text:p text:style-name="P61">Brincar com os amigos ou nã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 MELCHIOR DE BRITTO</meta:initial-creator>
    <dc:creator>FELIPE MELCHIOR DE BRITTO</dc:creator>
    <meta:creation-date>2019-03-10T14:05:00Z</meta:creation-date>
    <dc:date>2019-04-10T13:59:00Z</dc:date>
    <meta:template xlink:href="Normal.dotm" xlink:type="simple"/>
    <meta:editing-cycles>2</meta:editing-cycles>
    <meta:editing-duration>PT3120S</meta:editing-duration>
    <meta:document-statistic meta:page-count="1" meta:paragraph-count="7" meta:word-count="615" meta:character-count="3932" meta:row-count="27" meta:non-whitespace-character-count="3324"/>
  </office:meta>
</office:document-meta>
</file>